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ffffff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25cm" svg:y="2.719cm">
          <draw:text-box>
            <text:p><text:span text:style-name="T1">0</text:span><text:span text:style-name="T2">6A3</text:span></text:p>
            <text:p><text:span text:style-name="T2">+90B</text:span></text:p>
            <text:p><text:span text:style-name="T1">0002</text:span></text:p>
          </draw:text-box>
        </draw:frame>
        <draw:line draw:style-name="gr5" draw:text-style-name="P5" draw:layer="layout" svg:x1="15.5cm" svg:y1="4.75cm" svg:x2="17.75cm" svg:y2="4.75cm">
          <text:p/>
        </draw:line>
        <draw:frame draw:style-name="gr6" draw:text-style-name="P6" draw:layer="layout" svg:width="2cm" svg:height="0.797cm" svg:x="17.75cm" svg:y="4.5cm">
          <draw:text-box>
            <text:p><text:span text:style-name="T3">twelve</text:span></text:p>
          </draw:text-box>
        </draw:fram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5cm" svg:height="0.806cm" svg:x="16.5cm" svg:y="2.25cm">
          <draw:text-box>
            <text:p text:style-name="P7"><text:span text:style-name="T4">1</text:span></text:p>
          </draw:text-box>
        </draw:frame>
        <draw:frame draw:style-name="gr7" draw:text-style-name="P9" draw:layer="layout" svg:width="0.5cm" svg:height="0.962cm" svg:x="16.5cm" svg:y="2.5cm">
          <draw:text-box>
            <text:p>1</text:p>
          </draw:text-box>
        </draw:frame>
        <draw:frame draw:style-name="gr8" draw:text-style-name="P11" draw:layer="layout" svg:width="0.75cm" svg:height="0.806cm" svg:x="16.5cm" svg:y="2.25cm">
          <draw:text-box>
            <text:p text:style-name="P10"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49:08.240000000</dc:date>
    <meta:editing-duration>PT15H13M56S</meta:editing-duration>
    <meta:editing-cycles>9</meta:editing-cycles>
    <meta:generator>LibreOffice/7.2.7.2$Windows_X86_64 LibreOffice_project/8d71d29d553c0f7dcbfa38fbfda25ee34cce99a2</meta:generator>
    <meta:document-statistic meta:object-count="61"/>
  </office:meta>
</office:document-meta>
</file>